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112" svg:font-family="'Liberation Sans112'"/>
    <style:font-face style:name="Liberation Sans1121" svg:font-family="'Liberation Sans1121'"/>
    <style:font-face style:name="Liberation Sans12" svg:font-family="'Liberation Sans12'"/>
    <style:font-face style:name="Liberation Sans121" svg:font-family="'Liberation Sans12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21" style:font-name-asian="Liberation Sans1121" style:font-name-complex="Liberation Sans112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21" style:font-name-asian="Liberation Sans1121" style:font-name-complex="Liberation Sans112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21" style:font-name-asian="Liberation Sans1121" style:font-name-complex="Liberation Sans1121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21" style:font-name-asian="Liberation Sans1121" style:font-name-complex="Liberation Sans1121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595959" style:font-name="Liberation Sans1121" style:font-name-asian="Liberation Sans1121" style:font-name-complex="Liberation Sans1121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00a933" style:font-name="Liberation Sans121" style:font-name-asian="Liberation Sans121" style:font-name-complex="Liberation Sans121"/>
    </style:style>
    <style:style style:name="ce18" style:family="table-cell" style:parent-style-name="Default" style:data-style-name="N0">
      <style:table-cell-properties fo:background-color="#000000" style:vertical-align="automatic"/>
      <style:text-properties fo:color="#2a6099" style:font-name="Liberation Sans112" style:font-name-asian="Liberation Sans112" style:font-name-complex="Liberation Sans112"/>
    </style:style>
    <style:style style:name="ce19" style:family="table-cell" style:parent-style-name="Default" style:data-style-name="N0">
      <style:table-cell-properties fo:background-color="#000000" style:vertical-align="automatic"/>
      <style:text-properties fo:color="#2a6099" style:font-name="Liberation Sans1121" style:font-name-asian="Liberation Sans1121" style:font-name-complex="Liberation Sans1121"/>
    </style:style>
    <style:style style:name="ce25" style:family="table-cell" style:parent-style-name="Default" style:data-style-name="N0">
      <style:table-cell-properties fo:background-color="#000000" style:vertical-align="automatic"/>
      <style:text-properties fo:color="#ffffff" style:font-name="Liberation Sans112" style:font-name-asian="Liberation Sans112" style:font-name-complex="Liberation Sans112"/>
    </style:style>
    <style:style style:name="ce3" style:family="table-cell" style:parent-style-name="Default" style:data-style-name="N0">
      <style:table-cell-properties fo:background-color="#000000" style:vertical-align="automatic"/>
      <style:text-properties style:font-name="Liberation Sans121" style:font-name-asian="Liberation Sans121" style:font-name-complex="Liberation Sans121"/>
    </style:style>
    <style:style style:name="ce28" style:family="table-cell" style:parent-style-name="Default" style:data-style-name="N0">
      <style:table-cell-properties fo:background-color="#000000" style:vertical-align="automatic"/>
      <style:text-properties fo:color="#00a933" style:font-name="Liberation Sans112" style:font-name-asian="Liberation Sans112" style:font-name-complex="Liberation Sans112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21" style:font-name-asian="Liberation Sans1121" style:font-name-complex="Liberation Sans1121"/>
    </style:style>
    <style:style style:name="ce17" style:family="table-cell" style:parent-style-name="Default" style:data-style-name="N100">
      <style:table-cell-properties fo:background-color="#000000" style:vertical-align="automatic"/>
      <style:text-properties fo:color="#00a933" style:font-name="Liberation Sans1121" style:font-name-asian="Liberation Sans1121" style:font-name-complex="Liberation Sans112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21" style:font-name-asian="Liberation Sans1121" style:font-name-complex="Liberation Sans112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21" style:font-name-asian="Liberation Sans1121" style:font-name-complex="Liberation Sans112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21" style:font-name-asian="Liberation Sans1121" style:font-name-complex="Liberation Sans112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21" style:font-name-asian="Liberation Sans1121" style:font-name-complex="Liberation Sans1121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21" style:font-name-asian="Liberation Sans1121" style:font-name-complex="Liberation Sans1121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21" style:font-name-asian="Liberation Sans1121" style:font-name-complex="Liberation Sans1121"/>
    </style:style>
    <style:style style:name="ce21" style:family="table-cell" style:parent-style-name="Default" style:data-style-name="N0">
      <style:table-cell-properties fo:background-color="#000000" style:vertical-align="automatic"/>
      <style:text-properties style:font-name="Liberation Sans112" style:font-name-asian="Liberation Sans112" style:font-name-complex="Liberation Sans112"/>
    </style:style>
    <style:style style:name="ce13" style:family="table-cell" style:parent-style-name="Default" style:data-style-name="N49">
      <style:table-cell-properties fo:background-color="#000000" style:vertical-align="automatic"/>
      <style:text-properties fo:color="#00a933" style:font-name="Liberation Sans1121" style:font-name-asian="Liberation Sans1121" style:font-name-complex="Liberation Sans1121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21" style:font-name-asian="Liberation Sans1121" style:font-name-complex="Liberation Sans112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1" table:number-columns-repeated="3"/>
          <table:table-cell table:style-name="ce12" table:number-columns-repeated="5"/>
          <table:table-cell table:style-name="ce11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_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1</text:p>
          </table:table-cell>
          <table:table-cell table:style-name="ce8" office:value-type="string" calcext:value-type="string">
            <text:p>invoke</text:p>
          </table:table-cell>
          <table:table-cell table:style-name="ce8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invoke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nacl&gt;=1.5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71</text:p>
          </table:table-cell>
          <table:table-cell table:style-name="ce8" office:value-type="string" calcext:value-type="string">
            <text:p>invoke</text:p>
          </table:table-cell>
          <table:table-cell table:style-name="ce8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nvoke&gt;=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5</text:p>
          </table:table-cell>
          <table:table-cell table:style-name="ce8" office:value-type="string" calcext:value-type="string">
            <text:p>redis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di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75</text:p>
          </table:table-cell>
          <table:table-cell table:style-name="ce8" office:value-type="string" calcext:value-type="string">
            <text:p>redis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di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sortedcontainers</text:p>
          </table:table-cell>
          <table:table-cell table:style-name="ce8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ortedcontainer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8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8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sortedcontainers</text:p>
          </table:table-cell>
          <table:table-cell table:style-name="ce8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ortedcontainer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14" office:value-type="string" calcext:value-type="string">
            <text:p>B:</text:p>
          </table:table-cell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4" office:value-type="string" calcext:value-type="string">
            <text:p>A:</text:p>
          </table:table-cell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route2&gt;=0.5.2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80</text:p>
          </table:table-cell>
          <table:table-cell table:style-name="ce8" office:value-type="string" calcext:value-type="string">
            <text:p>voluptuous</text:p>
          </table:table-cell>
          <table:table-cell table:style-name="ce8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oluptuous&gt;=0.8.9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8" office:value-type="string" calcext:value-type="string">
            <text:p>A:</text:p>
          </table:table-cell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pecan&gt;=1.4.0</text:p>
          </table:table-cell>
          <table:table-cell table:style-name="ce19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ko&gt;=0.4.0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3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82</text:p>
          </table:table-cell>
          <table:table-cell table:style-name="ce19" office:value-type="string" calcext:value-type="string">
            <text:p>ncclient</text:p>
          </table:table-cell>
          <table:table-cell table:style-name="ce19" office:value-type="string" calcext:value-type="string">
            <text:p>0.6.19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9" office:value-type="string" calcext:value-type="string">
            <text:p>ncclient&gt;=0.6.1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3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1.15.0</text:p>
          </table:table-cell>
          <table:table-cell table:style-name="ce8" table:number-columns-repeated="4"/>
        </table:table-row>
        <table:table-row table:style-name="ro3">
          <table:table-cell table:style-name="ce8"/>
          <table:table-cell table:style-name="ce8" office:value-type="string" calcext:value-type="string">
            <text:p>b10.13.24.13</text:p>
          </table:table-cell>
          <table:table-cell table:style-name="ce8" office:value-type="string" calcext:value-type="string">
            <text:p>lx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lxml&gt;=3.3.0</text:p>
          </table:table-cell>
          <table:table-cell table:style-name="ce8" table:number-columns-repeated="4"/>
        </table:table-row>
        <table:table-row table:style-name="ro3">
          <table:table-cell table:number-columns-repeated="14"/>
        </table:table-row>
        <table:table-row table:style-name="ro1">
          <table:table-cell table:style-name="ce18" office:value-type="string" calcext:value-type="string">
            <text:p>B:</text:p>
          </table:table-cell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os-ken&gt;=3.0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83</text:p>
          </table:table-cell>
          <table:table-cell table:style-name="ce19" office:value-type="string" calcext:value-type="string">
            <text:p>setproctitle</text:p>
          </table:table-cell>
          <table:table-cell table:style-name="ce19" office:value-type="string" calcext:value-type="string">
            <text:p>1.3.7</text:p>
          </table:table-cell>
          <table:table-cell table:style-name="ce16" office:value-type="string" calcext:value-type="string">
            <text:p>2025/Sep/0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setproctitle&gt;=1.1.1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</table:table-row>
        <table:table-row table:style-name="ro3">
          <table:table-cell table:number-columns-repeated="14"/>
        </table:table-row>
        <table:table-row table:style-name="ro1">
          <table:table-cell table:style-name="ce25" office:value-type="string" calcext:value-type="string">
            <text:p>B:</text:p>
          </table:table-cell>
          <table:table-cell office:value-type="string" calcext:value-type="string">
            <text:p>i4.2.12</text:p>
          </table:table-cell>
          <table:table-cell office:value-type="string" calcext:value-type="string">
            <text:p>neutron-lib</text:p>
          </table:table-cell>
          <table:table-cell office:value-type="string" calcext:value-type="string">
            <text:p>3.18.2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neutron-lib&gt;=3.17.0</text:p>
          </table:table-cell>
          <table:table-cell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 table:number-rows-repeated="16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/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21">
          <table:table-cell table:number-columns-repeated="14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2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ffi&gt;=1.1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oo many failuers</text:p>
          </table:table-cell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1.22</text:p>
          </table:table-cell>
          <table:table-cell table:style-name="ce19" office:value-type="string" calcext:value-type="string">
            <text:p>python-novaclient</text:p>
          </table:table-cell>
          <table:table-cell table:style-name="ce19" office:value-type="string" calcext:value-type="string">
            <text:p>18.9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9" office:value-type="string" calcext:value-type="string">
            <text:p>python-novaclient&gt;=9.1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 table:number-rows-repeated="14">
          <table:table-cell table:number-columns-repeated="14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style-name="ce14"/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80</text:p>
          </table:table-cell>
          <table:table-cell table:style-name="ce8" office:value-type="string" calcext:value-type="string">
            <text:p>voluptuous</text:p>
          </table:table-cell>
          <table:table-cell table:style-name="ce8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oluptuous&gt;=0.8.9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12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1"/>
          <table:table-cell table:style-name="ce3" table:number-columns-repeated="16373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0"/>
          <table:table-cell table:style-name="ce3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3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3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3" table:number-columns-repeated="16373"/>
        </table:table-row>
        <table:table-row table:style-name="ro3">
          <table:table-cell table:number-columns-repeated="11"/>
          <table:table-cell table:style-name="ce3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4.1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3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3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6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3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5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8" office:value-type="string" calcext:value-type="string">
            <text:p>A:</text:p>
          </table:table-cell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os-ken&gt;=3.0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1.0.0</text:p>
          </table:table-cell>
          <table:table-cell table:style-name="ce8" office:value-type="string" calcext:value-type="string">
            <text:p>RPC library, BGP speaker(net_cntl)</text:p>
          </table:table-cell>
          <table:table-cell table:style-name="ce8" table:number-columns-repeated="3"/>
        </table:table-row>
        <table:table-row table:style-name="ro3">
          <table:table-cell table:style-name="ce19"/>
          <table:table-cell table:style-name="ce19" office:value-type="string" calcext:value-type="string">
            <text:p>i1.1.82</text:p>
          </table:table-cell>
          <table:table-cell table:style-name="ce19" office:value-type="string" calcext:value-type="string">
            <text:p>ncclient</text:p>
          </table:table-cell>
          <table:table-cell table:style-name="ce19" office:value-type="string" calcext:value-type="string">
            <text:p>0.6.19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ncclient&gt;=0.6.1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table:number-columns-repeated="4"/>
        </table:table-row>
        <table:table-row table:style-name="ro3">
          <table:table-cell table:style-name="ce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8.0</text:p>
          </table:table-cell>
          <table:table-cell table:style-name="ce8" office:value-type="string" calcext:value-type="string">
            <text:p>OVSDB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wsgi</text:p>
          </table:table-cell>
          <table:table-cell table:style-name="ce8"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9" office:value-type="string" calcext:value-type="string">
            <text:p>i4.3.12</text:p>
          </table:table-cell>
          <table:table-cell table:style-name="ce19" office:value-type="string" calcext:value-type="string">
            <text:p>neutron-lib</text:p>
          </table:table-cell>
          <table:table-cell table:style-name="ce19" office:value-type="string" calcext:value-type="string">
            <text:p>3.18.2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neutron-lib&gt;=3.17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/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>
          <table:table-cell table:style-name="ce14" office:value-type="string" calcext:value-type="string">
            <text:p>A:</text:p>
          </table:table-cell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3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3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3" table:number-columns-repeated="16373"/>
        </table:table-row>
        <table:table-row table:style-name="ro3">
          <table:table-cell table:style-name="ce3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3" table:number-columns-repeated="16373"/>
        </table:table-row>
        <table:table-row table:style-name="ro3">
          <table:table-cell table:style-name="ce3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3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1.23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2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1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14"/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route2&gt;=0.5.2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1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4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2.10</text:p>
          </table:table-cell>
          <table:table-cell table:style-name="ce19" office:value-type="string" calcext:value-type="string">
            <text:p>python-designateclient</text:p>
          </table:table-cell>
          <table:table-cell table:style-name="ce19" office:value-type="string" calcext:value-type="string">
            <text:p>6.2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9" office:value-type="string" calcext:value-type="string">
            <text:p>python-designateclient&gt;=2.7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!=2.9.0,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16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8" office:value-type="string" calcext:value-type="string">
            <text:p>A:</text:p>
          </table:table-cell>
          <table:table-cell table:style-name="ce19" office:value-type="string" calcext:value-type="string">
            <text:p>i4.3.12</text:p>
          </table:table-cell>
          <table:table-cell table:style-name="ce19" office:value-type="string" calcext:value-type="string">
            <text:p>neutron-lib</text:p>
          </table:table-cell>
          <table:table-cell table:style-name="ce19" office:value-type="string" calcext:value-type="string">
            <text:p>3.18.2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neutron-lib&gt;=3.17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19"/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ecan&gt;=1.0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19"/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os-ken&gt;=0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1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19"/>
          <table:table-cell table:style-name="ce19" office:value-type="string" calcext:value-type="string">
            <text:p>i1.1.83</text:p>
          </table:table-cell>
          <table:table-cell table:style-name="ce19" office:value-type="string" calcext:value-type="string">
            <text:p>setproctitle</text:p>
          </table:table-cell>
          <table:table-cell table:style-name="ce19" office:value-type="string" calcext:value-type="string">
            <text:p>1.3.7</text:p>
          </table:table-cell>
          <table:table-cell table:style-name="ce16" office:value-type="string" calcext:value-type="string">
            <text:p>2025/Sep/0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setproctitle&gt;=1.1.1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0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3</text:p>
          </table:table-cell>
          <table:table-cell table:style-name="ce8" office:value-type="string" calcext:value-type="string">
            <text:p>lx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lxml&gt;=4.5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6.21.1</text:p>
          </table:table-cell>
          <table:table-cell table:style-name="ce19" office:value-type="string" calcext:value-type="string">
            <text:p>Neutron</text:p>
          </table:table-cell>
          <table:table-cell table:style-name="ce19" office:value-type="string" calcext:value-type="string">
            <text:p>26.0.1</text:p>
          </table:table-cell>
          <table:table-cell table:style-name="ce16" office:value-type="string" calcext:value-type="string">
            <text:p>2025/Jun/13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9" table:number-columns-repeated="5"/>
          <table:table-cell table:style-name="ce1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6.1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ecan&gt;=1.4.0</text:p>
          </table:table-cell>
          <table:table-cell table:style-name="ce19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22.0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32.3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5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28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4.2.12</text:p>
          </table:table-cell>
          <table:table-cell table:style-name="ce19" office:value-type="string" calcext:value-type="string">
            <text:p>neutron-lib</text:p>
          </table:table-cell>
          <table:table-cell table:style-name="ce19" office:value-type="string" calcext:value-type="string">
            <text:p>3.18.2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neutron-lib&gt;=3.17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8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23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6.5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4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4.44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7.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5.5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3.5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1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2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os-ken&gt;=3.0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2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2.1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6.1.0</text:p>
          </table:table-cell>
          <table:table-cell table:style-name="ce8" office:value-type="string" calcext:value-type="string">
            <text:p>BSD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route2&gt;=0.7.3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5.1.22</text:p>
          </table:table-cell>
          <table:table-cell table:style-name="ce19" office:value-type="string" calcext:value-type="string">
            <text:p>python-novaclient</text:p>
          </table:table-cell>
          <table:table-cell table:style-name="ce19" office:value-type="string" calcext:value-type="string">
            <text:p>18.9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ython-novaclient&gt;=9.1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31.2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2.10</text:p>
          </table:table-cell>
          <table:table-cell table:style-name="ce19" office:value-type="string" calcext:value-type="string">
            <text:p>python-designateclient</text:p>
          </table:table-cell>
          <table:table-cell table:style-name="ce19" office:value-type="string" calcext:value-type="string">
            <text:p>6.2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ython-designateclient&gt;=2.7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table:style-name="ce21" table:number-columns-repeated="16373"/>
        </table:table-row>
        <table:table-row table:style-name="ro1" table:number-rows-repeated="1046177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112" svg:font-family="'Liberation Sans112'"/>
    <style:font-face style:name="Liberation Sans1121" svg:font-family="'Liberation Sans1121'"/>
    <style:font-face style:name="Liberation Sans12" svg:font-family="'Liberation Sans12'"/>
    <style:font-face style:name="Liberation Sans121" svg:font-family="'Liberation Sans12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9T19:12:45.544682862</dc:date>
    <meta:editing-cycles>491</meta:editing-cycles>
    <meta:editing-duration>PT10H26M23S</meta:editing-duration>
    <meta:document-statistic meta:table-count="1" meta:cell-count="11636" meta:object-count="0"/>
    <meta:user-defined meta:name="AppVersion">16.0300</meta:user-defined>
  </office:meta>
</office:document-meta>
</file>